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GB" officeooo:rsid="00118a62" officeooo:paragraph-rsid="00118a62"/>
    </style:style>
    <style:style style:name="P2" style:family="paragraph" style:parent-style-name="Text_20_body">
      <style:text-properties officeooo:rsid="0012f94b" officeooo:paragraph-rsid="0012f94b"/>
    </style:style>
    <style:style style:name="P3" style:family="paragraph" style:parent-style-name="Text_20_body">
      <style:text-properties officeooo:rsid="00136bd5" officeooo:paragraph-rsid="00136bd5"/>
    </style:style>
    <style:style style:name="P4" style:family="paragraph" style:parent-style-name="Text_20_body" style:list-style-name="L1">
      <style:text-properties officeooo:rsid="00136bd5" officeooo:paragraph-rsid="00136bd5"/>
    </style:style>
    <style:style style:name="P5" style:family="paragraph" style:parent-style-name="Text_20_body">
      <style:text-properties officeooo:rsid="0013f186" officeooo:paragraph-rsid="0013f186"/>
    </style:style>
    <style:style style:name="P6" style:family="paragraph" style:parent-style-name="Title">
      <style:text-properties fo:language="en" fo:country="GB"/>
    </style:style>
    <style:style style:name="P7" style:family="paragraph" style:parent-style-name="Heading_20_1">
      <style:text-properties officeooo:rsid="0013f186" officeooo:paragraph-rsid="0013f186"/>
    </style:style>
    <style:style style:name="P8" style:family="paragraph" style:parent-style-name="Heading_20_2">
      <style:text-properties officeooo:rsid="0013f186" officeooo:paragraph-rsid="0013f186"/>
    </style:style>
    <style:style style:name="T1" style:family="text">
      <style:text-properties officeooo:rsid="000fb123"/>
    </style:style>
    <style:style style:name="T2" style:family="text">
      <style:text-properties officeooo:rsid="00123eba"/>
    </style:style>
    <style:style style:name="T3" style:family="text">
      <style:text-properties officeooo:rsid="0015d46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lan for a <text:span text:style-name="T1">prefetching </text:span>SPARQL caching proxy</text:p>
      <text:h text:style-name="Heading_20_1" text:outline-level="1">Motivation</text:h>
      <text:p text:style-name="P1">I long worked on SPARQL federation, but given the huge reliability issues SPARQL endpoints have, shifted focus towards making individual endpoints more reliable. From industry experience, I know that caching in the Internet is important <text:span text:style-name="T2">and that it works, therefore, it became my primary focus. Now, I see this in the convergence of work done by several people, and I'm circulating this to see if we can join forces around a common cause, without necessarily altering the direction we are working in too much, but also to slice up the problem space in reasonable chunks, so that we can work on things that we're good at, not step on each others toes, and make good progress.</text:span></text:p>
      <text:h text:style-name="Heading_20_1" text:outline-level="1">Basic idea</text:h>
      <text:p text:style-name="P2">There is a lot of caching infrastructure in the Internet, like Content Delivery Networks, huge caching proxies, and large institutional proxies. The standards are well defined. In my survey, I found that the standards aren't well supported in the Semantic Web, but there is enough to get started. This takes care of response validity problems. It is not very useful to just cache full responses to queries, besides, it is too trivial for an academic paper. So, in addition, the proxy should analyze queries it sees for frequently occurring patterns and try to predict what data will be useful for future queries. It should then fetch those data preemptively, and then it will be able fully or partially respond to queries. I have already written such a caching proxy, but it turned out to be too trivial to have any practical benefits.</text:p>
      <text:h text:style-name="Heading_20_1" text:outline-level="1">Practical constraints</text:h>
      <text:p text:style-name="P3">I'm aiming for something that could be deployed on a large scale on today's Web, and therefore, I accept some practical constraints: </text:p>
      <text:list xml:id="list5732437010587473762" text:style-name="L1">
        <text:list-item>
          <text:p text:style-name="P4">Simply support the HTTP 1.1 standard. That means, I will only cache responses where the HTTP metadata says that it can be cached and for how long.</text:p>
        </text:list-item>
        <text:list-item>
          <text:p text:style-name="P4">All the industry caches I've seen are simple key-value stores. That means, the key would usually be the URL of the result, but it could also be a digest, and the value is a serialized RDF graph. <text:span text:style-name="T3">I first wrote a cache where the value was a live quad store, but it turned out to be a bad idea.</text:span></text:p>
        </text:list-item>
      </text:list>
      <text:h text:style-name="P7" text:outline-level="1">Properties of subsystems</text:h>
      <text:h text:style-name="P8" text:outline-level="2">Cache</text:h>
      <text:p text:style-name="P5">As mentioned, the cache itself is a key-value store. The value is often stored in main memory, <text:span text:style-name="T3">but </text:span><text:soft-page-break/><text:span text:style-name="T3">may also be written to disk. Since the value has to be serialized in the cache, the overhead of querying the serialized results sets must be kept to a minimum, but on the positive side, the result sets may be fetched and processed asynchronously, and only be made available for query execution once ready, so the processing costs when fetching and entering them into the cache may be substant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jetil Kjernsmo</meta:initial-creator>
    <meta:creation-date>2015-03-25T16:16:24.528039992</meta:creation-date>
    <dc:date>2015-03-27T17:10:03.140272203</dc:date>
    <dc:creator>Kjetil Kjernsmo</dc:creator>
    <meta:editing-duration>P2DT45M7S</meta:editing-duration>
    <meta:editing-cycles>4</meta:editing-cycles>
    <meta:generator>LibreOffice/4.2.7.2$Linux_X86_64 LibreOffice_project/420m0$Build-2</meta:generator>
    <meta:document-statistic meta:table-count="0" meta:image-count="0" meta:object-count="0" meta:page-count="2" meta:paragraph-count="12" meta:word-count="471" meta:character-count="2691" meta:non-whitespace-character-count="2233"/>
  </office:meta>
</office:document-meta>
</file>